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7pt" style:font-size-asian="7pt" style:font-size-complex="7pt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50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970" table:default-cell-style-name="ce1"/>
        <table:table-column table:style-name="co1" table:default-cell-style-name="ce54"/>
        <table:table-column table:style-name="co1" table:number-columns-repeated="4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ready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18" office:value-type="string" calcext:value-type="string">
            <text:p>waitingforcorrections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notverified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mustbeextended</text:p>
          </table:table-cell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3"/>
          <table:table-cell/>
          <table:table-cell table:style-name="ce1" table:number-columns-repeated="12"/>
          <table:table-cell/>
          <table:table-cell table:style-name="ce1" table:number-columns-repeated="4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/>
          <table:table-cell table:style-name="ce1"/>
          <table:table-cell table:number-columns-repeated="982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Tawantinsuyu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Iceni (Celts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Babilim (Babilon)</text:p>
          </table:table-cell>
          <table:table-cell table:style-name="ce6" office:value-type="string" calcext:value-type="string">
            <text:p>Arabiya (Arabia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Boudicea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Nabu-kudurri-usur II</text:p>
          </table:table-cell>
          <table:table-cell table:style-name="ce6" office:value-type="string" calcext:value-type="string">
            <text:p>Harun al-Rashid</text:p>
          </table:table-cell>
          <table:table-cell/>
          <table:table-cell table:style-name="ce6"/>
          <table:table-cell table:number-columns-repeated="977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style-name="ce12" office:value-type="float" office:value="31" calcext:value-type="float">
            <text:p>31</text:p>
          </table:table-cell>
          <table:table-cell/>
          <table:table-cell table:style-name="ce6" table:number-columns-repeated="4"/>
          <table:table-cell/>
          <table:table-cell table:style-name="ce6" office:value-type="float" office:value="34" calcext:value-type="float">
            <text:p>34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table:number-columns-repeated="4"/>
          <table:table-cell/>
          <table:table-cell table:style-name="ce6" office:value-type="string" calcext:value-type="string">
            <text:p>@SeelingCat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4"/>
          <table:table-cell/>
          <table:table-cell table:style-name="ce6" office:value-type="string" calcext:value-type="string">
            <text:p>@adan_eslavo</text:p>
          </table:table-cell>
          <table:table-cell table:number-columns-repeated="977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  <text:p>population</text:p>
          </table:table-cell>
          <table:table-cell table:style-name="ce6" office:value-type="string" calcext:value-type="string">
            <text:p>“Census1972”</text:p>
            <text:p>population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  <text:p>population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  <text:p>population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table:number-columns-repeated="4"/>
          <table:table-cell/>
          <table:table-cell table:style-name="ce6" office:value-type="string" calcext:value-type="string">
            <text:p>DelianLeague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n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table:number-columns-repeated="4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/>
          <table:table-cell table:style-name="ce2" table:number-columns-repeated="9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phesos</text:p>
          </table:table-cell>
          <table:table-cell table:number-columns-repeated="97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harsalos</text:p>
          </table:table-cell>
          <table:table-cell table:number-columns-repeated="97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Rhodos</text:p>
          </table:table-cell>
          <table:table-cell table:number-columns-repeated="97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Atotonilco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retria</text:p>
          </table:table-cell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ergamon</text:p>
          </table:table-cell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Huree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iletos</text:p>
          </table:table-cell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hokaia</text:p>
          </table:table-cell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mphipolis</text:p>
          </table:table-cell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orkyra</text:p>
          </table:table-cell>
          <table:table-cell table:number-columns-repeated="97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Chalkis</text:p>
          </table:table-cell>
          <table:table-cell table:number-columns-repeated="97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Larisa</text:p>
          </table:table-cell>
          <table:table-cell table:number-columns-repeated="97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upaktos</text:p>
          </table:table-cell>
          <table:table-cell table:number-columns-repeated="97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lataiai</text:p>
          </table:table-cell>
          <table:table-cell table:number-columns-repeated="97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Torone</text:p>
          </table:table-cell>
          <table:table-cell table:number-columns-repeated="97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xos</text:p>
          </table:table-cell>
          <table:table-cell table:number-columns-repeated="97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Samos</text:p>
          </table:table-cell>
          <table:table-cell table:number-columns-repeated="97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Chios</text:p>
          </table:table-cell>
          <table:table-cell table:number-columns-repeated="97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ytilini</text:p>
          </table:table-cell>
          <table:table-cell table:number-columns-repeated="97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likarnassos</text:p>
          </table:table-cell>
          <table:table-cell table:number-columns-repeated="97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Byzantium</text:p>
          </table:table-cell>
          <table:table-cell table:number-columns-repeated="97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aros</text:p>
          </table:table-cell>
          <table:table-cell table:number-columns-repeated="97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hersonesos</text:p>
          </table:table-cell>
          <table:table-cell table:number-columns-repeated="97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Argos</text:p>
          </table:table-cell>
          <table:table-cell table:number-columns-repeated="9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roton</text:p>
          </table:table-cell>
          <table:table-cell table:number-columns-repeated="9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Gortina</text:p>
          </table:table-cell>
          <table:table-cell table:number-columns-repeated="9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ella</text:p>
          </table:table-cell>
          <table:table-cell table:number-columns-repeated="9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/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Epidamnos</text:p>
          </table:table-cell>
          <table:table-cell table:number-columns-repeated="9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Nauplio</text:p>
          </table:table-cell>
          <table:table-cell table:number-columns-repeated="9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Novade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Patrai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Melos</text:p>
          </table:table-cell>
          <table:table-cell table:number-columns-repeated="9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Stageira</text:p>
          </table:table-cell>
          <table:table-cell table:number-columns-repeated="9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Kydonia</text:p>
          </table:table-cell>
          <table:table-cell table:number-columns-repeated="9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 office:value-type="string" calcext:value-type="string">
            <text:p>Lamia</text:p>
          </table:table-cell>
          <table:table-cell table:number-columns-repeated="9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Bactriani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Nautac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Francade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Taxila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Bucefalia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Tultitan</text:p>
          </table:table-cell>
          <table:table-cell/>
          <table:table-cell table:style-name="ce6" office:value-type="string" calcext:value-type="string">
            <text:p>Ptolemaida</text:p>
          </table:table-cell>
          <table:table-cell table:style-name="ce6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Ecatepec</text:p>
          </table:table-cell>
          <table:table-cell/>
          <table:table-cell table:style-name="ce6" office:value-type="string" calcext:value-type="string">
            <text:p>Pelusium</text:p>
          </table:table-cell>
          <table:table-cell table:style-name="ce6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oatepec</text:p>
          </table:table-cell>
          <table:table-cell/>
          <table:table-cell table:style-name="ce6" office:value-type="string" calcext:value-type="string">
            <text:p>Sardis</text:p>
          </table:table-cell>
          <table:table-cell table:style-name="ce6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lchiuites</text:p>
          </table:table-cell>
          <table:table-cell/>
          <table:table-cell table:style-name="ce6" office:value-type="string" calcext:value-type="string">
            <text:p>Apameia</text:p>
          </table:table-cell>
          <table:table-cell table:style-name="ce6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3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iauhita</text:p>
          </table:table-cell>
          <table:table-cell/>
          <table:table-cell table:style-name="ce6" office:value-type="string" calcext:value-type="string">
            <text:p>Anazarbos</text:p>
          </table:table-cell>
          <table:table-cell table:style-name="ce6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3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/>
          <table:table-cell office:value-type="string" calcext:value-type="string">
            <text:p>Mekk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Chapultepec</text:p>
          </table:table-cell>
          <table:table-cell/>
          <table:table-cell table:style-name="ce6" office:value-type="string" calcext:value-type="string">
            <text:p>Skythopoulis</text:p>
          </table:table-cell>
          <table:table-cell table:style-name="ce6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/>
          <table:table-cell office:value-type="string" calcext:value-type="string">
            <text:p>Cidde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tzapalapa</text:p>
          </table:table-cell>
          <table:table-cell/>
          <table:table-cell table:style-name="ce6" office:value-type="string" calcext:value-type="string">
            <text:p>Perge</text:p>
          </table:table-cell>
          <table:table-cell table:style-name="ce6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Ayotzinco</text:p>
          </table:table-cell>
          <table:table-cell/>
          <table:table-cell table:style-name="ce6" office:value-type="string" calcext:value-type="string">
            <text:p>Pessinous</text:p>
          </table:table-cell>
          <table:table-cell table:style-name="ce6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6"/>
          <table:table-cell table:style-name="ce14" office:value-type="string" calcext:value-type="string">
            <text:p>Iztapam</text:p>
          </table:table-cell>
          <table:table-cell/>
          <table:table-cell table:style-name="ce6" office:value-type="string" calcext:value-type="string">
            <text:p>Genua</text:p>
          </table:table-cell>
          <table:table-cell table:style-name="ce6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Germanicoupolis</text:p>
          </table:table-cell>
          <table:table-cell table:style-name="ce6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Emesa</text:p>
          </table:table-cell>
          <table:table-cell table:style-name="ce6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Florentia</text:p>
          </table:table-cell>
          <table:table-cell table:style-name="ce6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Bostra</text:p>
          </table:table-cell>
          <table:table-cell table:style-name="ce6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sculum</text:p>
          </table:table-cell>
          <table:table-cell table:style-name="ce6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ynnada</text:p>
          </table:table-cell>
          <table:table-cell table:style-name="ce6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arentum</text:p>
          </table:table-cell>
          <table:table-cell table:style-name="ce6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laka</text:p>
          </table:table-cell>
          <table:table-cell table:style-name="ce6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arkianoupolis</text:p>
          </table:table-cell>
          <table:table-cell table:style-name="ce6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ingis</text:p>
          </table:table-cell>
          <table:table-cell table:style-name="ce6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Leptis Maukna</text:p>
          </table:table-cell>
          <table:table-cell table:style-name="ce6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Oxyrrhynchos</text:p>
          </table:table-cell>
          <table:table-cell table:style-name="ce6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Ierapolis Phrigias</text:p>
          </table:table-cell>
          <table:table-cell table:style-name="ce6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mida</text:p>
          </table:table-cell>
          <table:table-cell table:style-name="ce6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aisareia</text:p>
          </table:table-cell>
          <table:table-cell table:style-name="ce6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poletum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itifis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lalie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Arsamosat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Hadrumetum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eleukei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yan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ozous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Razari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Konstantin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Melitene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tobi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Skupi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Palma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6"/>
          <table:table-cell table:number-columns-repeated="2"/>
          <table:table-cell table:style-name="ce6" office:value-type="string" calcext:value-type="string">
            <text:p>Tomis</text:p>
          </table:table-cell>
          <table:table-cell table:style-name="ce6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12"/>
          <table:table-cell table:style-name="ce6"/>
          <table:table-cell table:number-columns-repeated="4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4"/>
          <table:table-cell/>
          <table:table-cell table:style-name="ce6"/>
          <table:table-cell table:number-columns-repeated="9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21:12:23.2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6T21:36:58.802000000</dc:date>
    <dc:creator>Adam Rojewski</dc:creator>
    <meta:editing-duration>PT16H12M3S</meta:editing-duration>
    <meta:editing-cycles>110</meta:editing-cycles>
    <meta:document-statistic meta:table-count="1" meta:cell-count="2429" meta:object-count="0"/>
  </office:meta>
</office:document-meta>
</file>